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table:number-columns-repeated="9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97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0T17:19:42.794808554</dc:date>
    <meta:editing-duration>P26DT21H45M47S</meta:editing-duration>
    <meta:editing-cycles>62</meta:editing-cycles>
    <meta:generator>LibreOffice/5.1.6.2$Linux_X86_64 LibreOffice_project/1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